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table:number-columns-repeated="237"/>
          <table:table-cell table:style-name="ce4" table:number-columns-repeated="7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.00.0000</text:date>, <text:time style:data-style-name="N2" text:time-value="23:00:52.9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Фурманов</meta:initial-creator>
    <meta:creation-date>2016-06-01T22:10:07</meta:creation-date>
    <dc:date>2019-06-01T23:01:07.913000000</dc:date>
    <meta:editing-cycles>3</meta:editing-cycles>
    <meta:editing-duration>PT7M3S</meta:editing-duration>
    <meta:generator>LibreOffice/6.0.1.1$Windows_x86 LibreOffice_project/60bfb1526849283ce2491346ed2aa51c465abfe6</meta:generator>
    <meta:document-statistic meta:table-count="1" meta:cell-count="6832" meta:object-count="0"/>
  </office:meta>
</office:document-meta>
</file>